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officeooo:rsid="002d92d0" officeooo:paragraph-rsid="002d92d0" style:font-style-asian="normal" style:font-style-complex="normal"/>
    </style:style>
    <style:style style:name="P19" style:family="paragraph" style:parent-style-name="Standard">
      <style:text-properties fo:font-style="normal" style:text-underline-style="none" officeooo:rsid="002e2bab" officeooo:paragraph-rsid="002e2bab" style:font-style-asian="normal" style:font-style-complex="normal"/>
    </style:style>
    <style:style style:name="P20" style:family="paragraph" style:parent-style-name="Standard">
      <style:text-properties fo:font-style="normal" style:text-underline-style="none" officeooo:rsid="002f8974" officeooo:paragraph-rsid="002f8974" style:font-style-asian="normal" style:font-style-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bold" officeooo:rsid="0030bdf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7498d" style:font-weight-asian="normal" style:font-weight-complex="normal"/>
    </style:style>
    <style:style style:name="T8" style:family="text">
      <style:text-properties fo:font-weight="normal" officeooo:rsid="002bf361" style:font-weight-asian="normal" style:font-weight-complex="normal"/>
    </style:style>
    <style:style style:name="T9" style:family="text">
      <style:text-properties fo:font-weight="normal" officeooo:rsid="002f655f" style:font-weight-asian="normal" style:font-weight-complex="normal"/>
    </style:style>
    <style:style style:name="T10" style:family="text">
      <style:text-properties fo:font-weight="normal" officeooo:rsid="0030bdfc" style:font-weight-asian="normal" style:font-weight-complex="normal"/>
    </style:style>
    <style:style style:name="T11" style:family="text">
      <style:text-properties fo:font-weight="normal" officeooo:rsid="00329281" style:font-weight-asian="normal" style:font-weight-complex="normal"/>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2f655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6">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6">You also want to automatically update the browser when scss-files change. They should be compiled automatically to css-fils and then the browser should be updated. The method “</text:span><text:span text:style-name="T4">Watch</text:span><text:span text:style-name="T6">”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6">Use </text:span><text:span text:style-name="T4">gulp-autoprefixer </text:span><text:span text:style-name="T6">to automatically set browser prefixer when compiling scss to css files. This avoids a lot of </text:span><text:span text:style-name="T12">compatibility</text:span><text:span text:style-name="T6"> issues. In the gulp-autoprefixer method you can set how many browser versions </text:span><text:span text:style-name="T7">it should go back to.</text:span></text:p>
      <text:p text:style-name="P16"/>
      <text:p text:style-name="P12"><text:span text:style-name="T7">G</text:span><text:span text:style-name="T6">ulp also can be used to copy files. This is handy when you want to seperate your source files and the ‘compiles’ files. Also you can add some functionality when </text:span><text:span text:style-name="T12">copying files, like minifying </text:span><text:span text:style-name="T6"><text:s/>the html, js or css files. </text:span><text:span text:style-name="T8">All you have to do when copying is define a src-location and a destination location</text:span></text:p>
      <text:p text:style-name="P17"/>
      <text:p text:style-name="P18"><text:span text:style-name="T8">T</text:span><text:span text:style-name="T6">he dependency </text:span><text:span text:style-name="T4">gulp-clean</text:span><text:span text:style-name="T6">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18"><text:span text:style-name="T6"/></text:p>
      <text:p text:style-name="P19"><text:span text:style-name="T6">Add </text:span><text:span text:style-name="T4">gulp-concat</text:span><text:span text:style-name="T6"> to concatenate different files, for example javascript files, together. </text:span><text:span text:style-name="T9">This is handy if you just want one file to rule them all. You can use gulp-concat when </text:span><text:span text:style-name="T13">copying</text:span><text:span text:style-name="T9"> files to another directory. The method has the output file name as variable.</text:span></text:p>
      <text:p text:style-name="P19"><text:span text:style-name="T9"/></text:p>
      <text:p text:style-name="P19"><text:span text:style-name="T9"/></text:p>
      <text:p text:style-name="P19"><text:span text:style-name="T9"/></text:p>
      <text:p text:style-name="P20"><text:soft-page-break/><text:span text:style-name="T9">W</text:span><text:span text:style-name="T6">hen you use </text:span><text:span text:style-name="T4">gulp-</text:span><text:span text:style-name="T5">browserify</text:span><text:span text:style-name="T10"> you can bundle all javascript files with the “require” method that has been used in NodeJs. You can quickly bundle a main.js with all the dependencies. </text:span><text:span text:style-name="T11">For example, bundle jquery, popper.js, bootstrap and mustache as dependencies in your main.js and write your javascript. Gulp-browserify adds the dependencies when the javascript file is being comp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16T20:45:55.809564374</dc:date>
    <meta:editing-duration>PT1H44M50S</meta:editing-duration>
    <meta:editing-cycles>15</meta:editing-cycles>
    <meta:generator>LibreOffice/6.0.7.3$Linux_X86_64 LibreOffice_project/00m0$Build-3</meta:generator>
    <meta:document-statistic meta:table-count="0" meta:image-count="0" meta:object-count="0" meta:page-count="2" meta:paragraph-count="18" meta:word-count="491" meta:character-count="2985" meta:non-whitespace-character-count="2512"/>
  </office:meta>
</office:document-meta>
</file>